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2924in" fo:margin-left="-0.075in" fo:margin-top="0in" fo:margin-bottom="0in" table:align="left" style:writing-mode="lr-tb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8333in"/>
    </style:style>
    <style:style style:name="Table1.C" style:family="table-column">
      <style:table-column-properties style:column-width="3.08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2" style:family="table-row">
      <style:table-row-properties style:min-row-height="0.4167in" style:keep-together="true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2" style:family="table">
      <style:table-properties style:width="6.2924in" fo:margin-left="-0.075in" fo:margin-top="0in" fo:margin-bottom="0in" table:align="left" style:writing-mode="lr-tb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1.8333in"/>
    </style:style>
    <style:style style:name="Table2.C" style:family="table-column">
      <style:table-column-properties style:column-width="3.08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1"/>
    </style:style>
    <style:style style:name="Table2.2" style:family="table-row">
      <style:table-row-properties style:min-row-height="0.4167in" style:keep-together="true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="0.0069in solid #000001"/>
    </style:style>
    <style:style style:name="Table3" style:family="table">
      <style:table-properties style:width="5.9181in" fo:margin-left="-0.075in" fo:margin-top="0in" fo:margin-bottom="0in" table:align="left" style:writing-mode="lr-tb"/>
    </style:style>
    <style:style style:name="Table3.A" style:family="table-column">
      <style:table-column-properties style:column-width="1.9722in"/>
    </style:style>
    <style:style style:name="Table3.B" style:family="table-column">
      <style:table-column-properties style:column-width="1.9715in"/>
    </style:style>
    <style:style style:name="Table3.C" style:family="table-column">
      <style:table-column-properties style:column-width="1.9743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" fo:padding-left="0.075in" fo:padding-right="0.075in" fo:padding-top="0in" fo:padding-bottom="0in" fo:border="0.0069in solid #000001"/>
    </style:style>
    <style:style style:name="Table3.A2" style:family="table-cell">
      <style:table-cell-properties fo:padding-left="0.075in" fo:padding-right="0.075in" fo:padding-top="0in" fo:padding-bottom="0in" fo:border="0.0069in solid #000001"/>
    </style:style>
    <style:style style:name="Table4" style:family="table">
      <style:table-properties style:width="5.9181in" fo:margin-left="-0.075in" fo:margin-top="0in" fo:margin-bottom="0in" table:align="left" style:writing-mode="lr-tb"/>
    </style:style>
    <style:style style:name="Table4.A" style:family="table-column">
      <style:table-column-properties style:column-width="1.9722in"/>
    </style:style>
    <style:style style:name="Table4.B" style:family="table-column">
      <style:table-column-properties style:column-width="1.9715in"/>
    </style:style>
    <style:style style:name="Table4.C" style:family="table-column">
      <style:table-column-properties style:column-width="1.9743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" fo:padding-left="0.075in" fo:padding-right="0.075in" fo:padding-top="0in" fo:padding-bottom="0in" fo:border="0.0069in solid #000001"/>
    </style:style>
    <style:style style:name="Table5" style:family="table">
      <style:table-properties style:width="5.9181in" fo:margin-left="-0.075in" fo:margin-top="0in" fo:margin-bottom="0in" table:align="left" style:writing-mode="lr-tb"/>
    </style:style>
    <style:style style:name="Table5.A" style:family="table-column">
      <style:table-column-properties style:column-width="1.9722in"/>
    </style:style>
    <style:style style:name="Table5.B" style:family="table-column">
      <style:table-column-properties style:column-width="1.9715in"/>
    </style:style>
    <style:style style:name="Table5.C" style:family="table-column">
      <style:table-column-properties style:column-width="1.9743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" fo:padding-left="0.075in" fo:padding-right="0.075in" fo:padding-top="0in" fo:padding-bottom="0in" fo:border="0.0069in solid #000001"/>
    </style:style>
    <style:style style:name="Table6" style:family="table">
      <style:table-properties style:width="5.9181in" fo:margin-left="-0.075in" fo:margin-top="0in" fo:margin-bottom="0in" table:align="left" style:writing-mode="lr-tb"/>
    </style:style>
    <style:style style:name="Table6.A" style:family="table-column">
      <style:table-column-properties style:column-width="1.9722in"/>
    </style:style>
    <style:style style:name="Table6.B" style:family="table-column">
      <style:table-column-properties style:column-width="1.9715in"/>
    </style:style>
    <style:style style:name="Table6.C" style:family="table-column">
      <style:table-column-properties style:column-width="1.9743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" fo:padding-left="0.075in" fo:padding-right="0.075in" fo:padding-top="0in" fo:padding-bottom="0in" fo:border="0.0069in solid #000001"/>
    </style:style>
    <style:style style:name="Table7" style:family="table">
      <style:table-properties style:width="5.9181in" fo:margin-left="-0.075in" fo:margin-top="0in" fo:margin-bottom="0in" table:align="left" style:writing-mode="lr-tb"/>
    </style:style>
    <style:style style:name="Table7.A" style:family="table-column">
      <style:table-column-properties style:column-width="1.9722in"/>
    </style:style>
    <style:style style:name="Table7.B" style:family="table-column">
      <style:table-column-properties style:column-width="1.9715in"/>
    </style:style>
    <style:style style:name="Table7.C" style:family="table-column">
      <style:table-column-properties style:column-width="1.9743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" fo:padding-left="0.075in" fo:padding-right="0.075in" fo:padding-top="0in" fo:padding-bottom="0in" fo:border="0.0069in solid #000001"/>
    </style:style>
    <style:style style:name="Table8" style:family="table">
      <style:table-properties style:width="5.9181in" fo:margin-left="-0.075in" fo:margin-top="0in" fo:margin-bottom="0in" table:align="left" style:writing-mode="lr-tb"/>
    </style:style>
    <style:style style:name="Table8.A" style:family="table-column">
      <style:table-column-properties style:column-width="1.9722in"/>
    </style:style>
    <style:style style:name="Table8.B" style:family="table-column">
      <style:table-column-properties style:column-width="1.9715in"/>
    </style:style>
    <style:style style:name="Table8.C" style:family="table-column">
      <style:table-column-properties style:column-width="1.9743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" fo:padding-left="0.075in" fo:padding-right="0.075in" fo:padding-top="0in" fo:padding-bottom="0in" fo:border="0.0069in solid #000001"/>
    </style:style>
    <style:style style:name="Table8.A2" style:family="table-cell">
      <style:table-cell-properties fo:padding-left="0.075in" fo:padding-right="0.075in" fo:padding-top="0in" fo:padding-bottom="0in" fo:border="0.0069in solid #000001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justify" style:justify-single-word="false" fo:orphans="0" fo:widows="0"/>
    </style:style>
    <style:style style:name="P4" style:family="paragraph" style:parent-style-name="Standard">
      <style:paragraph-properties fo:text-align="justify" style:justify-single-word="false" fo:orphans="0" fo:widows="0"/>
      <style:text-properties style:text-position="0% 100%" fo:font-size="11pt" style:font-size-asian="11pt" style:font-size-complex="11pt"/>
    </style:style>
    <style:style style:name="P5" style:family="paragraph" style:parent-style-name="Standard" style:list-style-name="WWNum1">
      <style:paragraph-properties fo:margin-left="0in" fo:margin-right="0in" fo:text-indent="0in" style:auto-text-indent="false"/>
    </style:style>
    <style:style style:name="P6" style:family="paragraph" style:parent-style-name="Standard" style:list-style-name="WWNum2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padding="0in" fo:border-left="none" fo:border-right="none" fo:border-top="none" fo:border-bottom="0.0209in solid #000001"/>
    </style:style>
    <style:style style:name="P8" style:family="paragraph" style:parent-style-name="Standard">
      <style:paragraph-properties fo:padding="0in" fo:border-left="none" fo:border-right="none" fo:border-top="none" fo:border-bottom="0.0209in solid #000001"/>
      <style:text-properties fo:font-size="11pt" style:font-size-asian="11pt" style:font-size-complex="11pt"/>
    </style:style>
    <style:style style:name="P9" style:family="paragraph" style:parent-style-name="Standard" style:list-style-name="WWNum3">
      <style:paragraph-properties fo:margin-left="-0.2917in" fo:margin-right="0in" fo:text-align="justify" style:justify-single-word="false" fo:orphans="0" fo:widows="0" fo:text-indent="0.5835in" style:auto-text-indent="false"/>
    </style:style>
    <style:style style:name="P10" style:family="paragraph" style:parent-style-name="Standard" style:list-style-name="WWNum4">
      <style:paragraph-properties fo:margin-left="-0.2917in" fo:margin-right="0in" fo:text-align="justify" style:justify-single-word="false" fo:orphans="0" fo:widows="0" fo:text-indent="0.5835in" style:auto-text-indent="false"/>
    </style:style>
    <style:style style:name="P11" style:family="paragraph" style:parent-style-name="Standard" style:list-style-name="WWNum5">
      <style:paragraph-properties fo:margin-left="-0.2917in" fo:margin-right="0in" fo:text-align="justify" style:justify-single-word="false" fo:orphans="0" fo:widows="0" fo:text-indent="0.5835in" style:auto-text-indent="false"/>
    </style:style>
    <style:style style:name="P12" style:family="paragraph" style:parent-style-name="Standard" style:list-style-name="WWNum6">
      <style:paragraph-properties fo:margin-left="-0.2917in" fo:margin-right="0in" fo:text-align="justify" style:justify-single-word="false" fo:orphans="0" fo:widows="0" fo:text-indent="0.5835in" style:auto-text-indent="false"/>
    </style:style>
    <style:style style:name="P13" style:family="paragraph" style:parent-style-name="Standard" style:list-style-name="WWNum7">
      <style:paragraph-properties fo:margin-left="-0.2917in" fo:margin-right="0in" fo:text-align="justify" style:justify-single-word="false" fo:orphans="0" fo:widows="0" fo:text-indent="0.5835in" style:auto-text-indent="false"/>
    </style:style>
    <style:style style:name="P14" style:family="paragraph" style:parent-style-name="Standard" style:list-style-name="WWNum8">
      <style:paragraph-properties fo:margin-left="-0.2917in" fo:margin-right="0in" fo:text-align="justify" style:justify-single-word="false" fo:orphans="0" fo:widows="0" fo:text-indent="0.5835in" style:auto-text-indent="false"/>
    </style:style>
    <style:style style:name="P15" style:family="paragraph" style:parent-style-name="Standard">
      <style:paragraph-properties fo:margin-left="0.2917in" fo:margin-right="0in" fo:text-indent="0in" style:auto-text-indent="false"/>
      <style:text-properties fo:font-size="11pt" style:font-size-asian="11pt" style:font-size-complex="11pt"/>
    </style:style>
    <style:style style:name="P16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style:text-position="0% 100%" fo:font-size="11pt" style:font-size-asian="11pt" style:font-size-complex="11pt"/>
    </style:style>
    <style:style style:name="T5" style:family="text">
      <style:text-properties style:text-position="0% 100%" fo:font-size="11pt" fo:font-weight="bold" style:font-size-asian="11pt" style:font-weight-asian="bold" style:font-size-complex="11pt"/>
    </style:style>
    <style:style style:name="T6" style:family="text">
      <style:text-properties style:text-position="0% 100%" fo:font-size="11pt" fo:language="en" fo:country="PH" style:font-size-asian="11pt" style:font-size-complex="11pt"/>
    </style:style>
    <style:style style:name="T7" style:family="text">
      <style:text-properties fo:color="#000000" style:text-position="0% 100%" fo:font-size="11pt" fo:font-style="normal" fo:font-weight="bold" style:font-size-asian="11pt" style:font-style-asian="normal" style:font-weight-asian="bold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gjdgxs"/><text:span text:style-name="T1">CSS Activity 1: Box Model</text:span></text:p>
      <text:p text:style-name="P2"/>
      <text:p text:style-name="Standard"><text:span text:style-name="T2">Figure out if the element is inline or block-level. Justify your answer by running a code that satisfies each of the scenario below. Write a snippet of the code you used to prove your answer in the tables below and a brief explanation of why you considered it inline or block-level.</text:span></text:p>
      <text:p text:style-name="P1"/>
      <text:p text:style-name="Standard"><text:span text:style-name="T3">Example:</text:span></text:p>
      <text:p text:style-name="P1"/>
      <text:list xml:id="list1110588732348306512" text:style-name="WWNum1">
        <text:list-item>
          <text:p text:style-name="P5"><text:span text:style-name="T2">Observing how its default width behaves</text:span></text:p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4">Element</text:span></text:p>
          </table:table-cell>
          <table:table-cell table:style-name="Table1.A1" office:value-type="string">
            <text:p text:style-name="P3"><text:span text:style-name="T4">Display (inline or block)</text:span></text:p>
          </table:table-cell>
          <table:table-cell table:style-name="Table1.A1" office:value-type="string">
            <text:p text:style-name="P3"><text:span text:style-name="T4">Test Code</text:span></text:p>
          </table:table-cell>
        </table:table-row>
        <table:table-row table:style-name="Table1.2">
          <table:table-cell table:style-name="Table1.A2" office:value-type="string">
            <text:p text:style-name="P3"><text:span text:style-name="T4">h1</text:span></text:p>
          </table:table-cell>
          <table:table-cell table:style-name="Table1.A2" office:value-type="string">
            <text:p text:style-name="P3"><text:span text:style-name="T4">block</text:span></text:p>
          </table:table-cell>
          <table:table-cell table:style-name="Table1.A1" office:value-type="string">
            <text:p text:style-name="P3"><text:span text:style-name="T4">&lt;h1 style=”background-color:red”&gt;Hello&lt;/h1&gt;</text:span></text:p>
            <text:p text:style-name="P3"><text:span text:style-name="T7">Background color spanned the whole width of h1’s parent container (body element)</text:span></text:p>
          </table:table-cell>
        </table:table-row>
      </table:table>
      <text:p text:style-name="P1"/>
      <text:p text:style-name="Standard"><text:span text:style-name="T2">B. Adjusting its height 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<text:span text:style-name="T4">Element</text:span></text:p>
          </table:table-cell>
          <table:table-cell table:style-name="Table2.A1" office:value-type="string">
            <text:p text:style-name="P3"><text:span text:style-name="T4">Display (inline or block)</text:span></text:p>
          </table:table-cell>
          <table:table-cell table:style-name="Table2.A1" office:value-type="string">
            <text:p text:style-name="P3"><text:span text:style-name="T4">Test Code</text:span></text:p>
          </table:table-cell>
        </table:table-row>
        <table:table-row table:style-name="Table2.2">
          <table:table-cell table:style-name="Table2.A2" office:value-type="string">
            <text:p text:style-name="P3"><text:span text:style-name="T4">small</text:span></text:p>
          </table:table-cell>
          <table:table-cell table:style-name="Table2.A2" office:value-type="string">
            <text:p text:style-name="P3"><text:span text:style-name="T4">inline</text:span></text:p>
          </table:table-cell>
          <table:table-cell table:style-name="Table2.A1" office:value-type="string">
            <text:p text:style-name="P3"><text:span text:style-name="T4">&lt;small style=”background:blue;height:20px”&gt;Hi&lt;/h1&gt;</text:span></text:p>
            <text:p text:style-name="P3"><text:span text:style-name="T7">The 20px height did not reflect on the element</text:span></text:p>
          </table:table-cell>
        </table:table-row>
      </table:table>
      <text:p text:style-name="P8"/>
      <text:p text:style-name="P7"><text:span text:style-name="T2">Tip: You can use the background or border properties to outline elements. For padding and margins, use your browser’s developer tool. </text:span></text:p>
      <text:p text:style-name="P8"/>
      <text:p text:style-name="P8"/>
      <text:p text:style-name="P1"/>
      <text:list xml:id="list7357809819301555009" text:style-name="WWNum2">
        <text:list-item>
          <text:p text:style-name="P6"><text:span text:style-name="T2">Observing how its default position behaves</text:span></text:p>
        </text:list-item>
      </text:list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<text:span text:style-name="T5">Element</text:span></text:p>
          </table:table-cell>
          <table:table-cell table:style-name="Table3.A1" office:value-type="string">
            <text:p text:style-name="P3"><text:span text:style-name="T5">Display (inline or block)</text:span></text:p>
          </table:table-cell>
          <table:table-cell table:style-name="Table3.A1" office:value-type="string">
            <text:p text:style-name="P3"><text:span text:style-name="T5">Test Code</text:span></text:p>
          </table:table-cell>
        </table:table-row>
        <table:table-row table:style-name="Table3.1">
          <table:table-cell table:style-name="Table3.A2" office:value-type="string">
            <text:list xml:id="list8014449937876132717" text:style-name="WWNum3">
              <text:list-item>
                <text:p text:style-name="P9"><text:span text:style-name="T2">strong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3"><text:span text:style-name="T4">&lt;strong&gt;Hello world&lt;/strong&gt; How are you?</text:span></text:p>
          </table:table-cell>
        </table:table-row>
        <table:table-row table:style-name="Table3.1">
          <table:table-cell table:style-name="Table3.A2" office:value-type="string">
            <text:list xml:id="list33427354" text:continue-numbering="true" text:style-name="WWNum3">
              <text:list-item>
                <text:p text:style-name="P9"><text:span text:style-name="T2">input (password)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3"><text:span text:style-name="T4">&lt;input type="password" name=""&gt;</text:span></text:p>
          </table:table-cell>
        </table:table-row>
        <table:table-row table:style-name="Table3.1">
          <table:table-cell table:style-name="Table3.A2" office:value-type="string">
            <text:list xml:id="list33405155" text:continue-numbering="true" text:style-name="WWNum3">
              <text:list-item>
                <text:p text:style-name="P9"><text:span text:style-name="T2">h1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3"><text:span text:style-name="T4">&lt;h1&gt;I am a header 1&lt;/h1&gt;</text:span></text:p>
          </table:table-cell>
        </table:table-row>
        <table:table-row table:style-name="Table3.1">
          <table:table-cell table:style-name="Table3.A2" office:value-type="string">
            <text:list xml:id="list33405954" text:continue-numbering="true" text:style-name="WWNum3">
              <text:list-item>
                <text:p text:style-name="P9"><text:span text:style-name="T2">s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3"><text:span text:style-name="T4">&lt;s&gt;Hello world&lt;/s&gt; How are you?</text:span></text:p>
          </table:table-cell>
        </table:table-row>
        <table:table-row table:style-name="Table3.1">
          <table:table-cell table:style-name="Table3.A2" office:value-type="string">
            <text:list xml:id="list33404899" text:continue-numbering="true" text:style-name="WWNum3">
              <text:list-item>
                <text:p text:style-name="P9"><text:span text:style-name="T2">form</text:span></text:p>
              </text:list-item>
            </text:list>
          </table:table-cell>
          <table:table-cell table:style-name="Table3.A2" office:value-type="string">
            <text:p text:style-name="P3"><text:span text:style-name="T6">Block </text:span></text:p>
          </table:table-cell>
          <table:table-cell table:style-name="Table3.A2" office:value-type="string">
            <text:p text:style-name="P4">&lt;div class="wrapper"&gt;</text:p>
            <text:p text:style-name="P4"><text:tab/>&lt;form&gt;Form&lt;/form&gt;</text:p>
            <text:p text:style-name="P4">&lt;/div&gt;&lt;!-- wrapper →</text:p>
            <text:p text:style-name="P4"/>
            <text:p text:style-name="P4">background-color: grey;</text:p>
            <text:p text:style-name="P4">padding: 20px;</text:p>
            <text:p text:style-name="P4">border: 2px solid #000;</text:p>
            <text:p text:style-name="P4"/>
            <text:p text:style-name="P4">form occupies the whole width of the browser and when width is defined and margin centered, </text:p>
          </table:table-cell>
        </table:table-row>
        <table:table-row table:style-name="Table3.1">
          <table:table-cell table:style-name="Table3.A2" office:value-type="string">
            <text:list xml:id="list33418738" text:continue-numbering="true" text:style-name="WWNum3">
              <text:list-item>
                <text:p text:style-name="P9"><text:span text:style-name="T2">blockquote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4">&lt;blockquote&gt;</text:p>
            <text:p text:style-name="P4"><text:tab/>&lt;p&gt;Lorem ipsum dolor sit amet, consectetur adipisicing elit, sed do eiusmod</text:p>
            <text:p text:style-name="P4"><text:tab/><text:tab/><text:soft-page-break/><text:tab/>tempor incididunt ut labore.&lt;/p&gt;</text:p>
            <text:p text:style-name="P4">&lt;/blockquote&gt;</text:p>
            <text:p text:style-name="P4"/>
            <text:p text:style-name="P4">it occupies the entire width of it's container</text:p>
          </table:table-cell>
        </table:table-row>
        <table:table-row table:style-name="Table3.1">
          <table:table-cell table:style-name="Table3.A2" office:value-type="string">
            <text:list xml:id="list33415777" text:continue-numbering="true" text:style-name="WWNum3">
              <text:list-item>
                <text:p text:style-name="P9"><text:span text:style-name="T2">abbr</text:span></text:p>
              </text:list-item>
            </text:list>
          </table:table-cell>
          <table:table-cell table:style-name="Table3.A2" office:value-type="string">
            <text:p text:style-name="P3"><text:span text:style-name="T6">Inline</text:span></text:p>
          </table:table-cell>
          <table:table-cell table:style-name="Table3.A2" office:value-type="string">
            <text:p text:style-name="P4">&lt;p&gt;Lorem ipsum dolor sit amet, consectetur adipisicing elit, sed do eiusmodtempor incididunt ut labore et &lt;abbr&gt;abbreviation&lt;/abbr&gt;dolore magna aliqua. Ut enim ad minim veniam, quis nostrud exercitation ullamco laboris nisi ut aliquip ex ea commodo consequat. Duis aute irure dolor.&lt;/p&gt;</text:p>
            <text:p text:style-name="P4"/>
            <text:p text:style-name="P4">I added background color to the abbr and only the abbr has background color</text:p>
          </table:table-cell>
        </table:table-row>
        <table:table-row table:style-name="Table3.1">
          <table:table-cell table:style-name="Table3.A2" office:value-type="string">
            <text:list xml:id="list33408563" text:continue-numbering="true" text:style-name="WWNum3">
              <text:list-item>
                <text:p text:style-name="P9"><text:span text:style-name="T2">h4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4">&lt;h4&gt;this is h4&lt;/h4&gt;</text:p>
          </table:table-cell>
        </table:table-row>
        <table:table-row table:style-name="Table3.1">
          <table:table-cell table:style-name="Table3.A2" office:value-type="string">
            <text:list xml:id="list33425566" text:continue-numbering="true" text:style-name="WWNum3">
              <text:list-item>
                <text:p text:style-name="P9"><text:span text:style-name="T2">nav</text:span></text:p>
              </text:list-item>
            </text:list>
          </table:table-cell>
          <table:table-cell table:style-name="Table3.A2" office:value-type="string">
            <text:p text:style-name="P3"><text:span text:style-name="T6">Block</text:span></text:p>
          </table:table-cell>
          <table:table-cell table:style-name="Table3.A2" office:value-type="string">
            <text:p text:style-name="P4">&lt;nav&gt;This is tha nav this is the nav&lt;/nav&gt;</text:p>
          </table:table-cell>
        </table:table-row>
      </table:table>
      <text:p text:style-name="P1"/>
      <text:list xml:id="list33399852" text:continue-list="list7357809819301555009" text:style-name="WWNum2">
        <text:list-item>
          <text:p text:style-name="P6"><text:span text:style-name="T2">Observing how its default width behaves</text:span></text:p>
        </text:list-item>
      </text:list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3"><text:span text:style-name="T5">Element</text:span></text:p>
          </table:table-cell>
          <table:table-cell table:style-name="Table4.A1" office:value-type="string">
            <text:p text:style-name="P3"><text:span text:style-name="T5">Display (inline or block)</text:span></text:p>
          </table:table-cell>
          <table:table-cell table:style-name="Table4.A1" office:value-type="string">
            <text:p text:style-name="P3"><text:span text:style-name="T5">Test Code</text:span></text:p>
          </table:table-cell>
        </table:table-row>
        <table:table-row table:style-name="Table4.1">
          <table:table-cell table:style-name="Table4.A1" office:value-type="string">
            <text:list xml:id="list5426189588934180242" text:style-name="WWNum4">
              <text:list-item>
                <text:p text:style-name="P10"><text:span text:style-name="T2">h2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3"><text:span text:style-name="T4">&lt;h2 style="width: 50px;"&gt;I am a header 2&lt;/h2&gt;</text:span></text:p>
          </table:table-cell>
        </table:table-row>
        <table:table-row table:style-name="Table4.1">
          <table:table-cell table:style-name="Table4.A1" office:value-type="string">
            <text:list xml:id="list33416131" text:continue-numbering="true" text:style-name="WWNum4">
              <text:list-item>
                <text:p text:style-name="P10"><text:span text:style-name="T2">em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3"><text:span text:style-name="T4">&lt;em style="width: 50px;"&gt;Hello world&lt;/em&gt; How are you?</text:span></text:p>
          </table:table-cell>
        </table:table-row>
        <table:table-row table:style-name="Table4.1">
          <table:table-cell table:style-name="Table4.A1" office:value-type="string">
            <text:list xml:id="list33422886" text:continue-numbering="true" text:style-name="WWNum4">
              <text:list-item>
                <text:p text:style-name="P10"><text:span text:style-name="T2">ins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&lt;p&gt;Lorem ipsum dolor sit amet, consectetur adipisicing elit, sed do eiusmod</text:p>
            <text:p text:style-name="P4"><text:tab/><text:tab/>tempor incididunt ut labore et dolore magna aliqua. Excepteur sint occaecat cupidatat non</text:p>
            <text:p text:style-name="P4"><text:tab/><text:tab/>proident, &lt;ins&gt;ins what is ins&lt;/ins&gt; sunt in culpa qui officia deserunt mollit anim id est laborum. &lt;/p&gt;</text:p>
            <text:p text:style-name="P4"/>
            <text:p text:style-name="P4">width assumes default value</text:p>
          </table:table-cell>
        </table:table-row>
        <table:table-row table:style-name="Table4.1">
          <table:table-cell table:style-name="Table4.A1" office:value-type="string">
            <text:list xml:id="list33403836" text:continue-numbering="true" text:style-name="WWNum4">
              <text:list-item>
                <text:p text:style-name="P10"><text:span text:style-name="T2">sup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&lt;p&gt;Lorem ipsum dolor sit amet, consectetur adipisicing elit, sed do eiusmod</text:p>
            <text:p text:style-name="P4"><text:tab/><text:tab/>tempor incididunt ut labore et dolore magna aliqua. Excepteur sint occaecat cupidatat non</text:p>
            <text:p text:style-name="P4"><text:tab/><text:tab/>proident, &lt;sup&gt;ins what is ins&lt;/sup&gt; sunt in culpa qui officia deserunt mollit anim id est <text:soft-page-break/>laborum. &lt;/p&gt;</text:p>
            <text:p text:style-name="P4"/>
            <text:p text:style-name="P4">width assumes default value</text:p>
          </table:table-cell>
        </table:table-row>
        <table:table-row table:style-name="Table4.1">
          <table:table-cell table:style-name="Table4.A1" office:value-type="string">
            <text:list xml:id="list33428532" text:continue-numbering="true" text:style-name="WWNum4">
              <text:list-item>
                <text:p text:style-name="P10"><text:span text:style-name="T2">li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4">&lt;ul&gt;</text:p>
            <text:p text:style-name="P4"><text:s/>&lt;li style="width: auto; background-color: pink"&gt;1&lt;/li&gt;</text:p>
            <text:p text:style-name="P4"><text:s text:c="4"/>&lt;li&gt;2&lt;/li&gt;</text:p>
            <text:p text:style-name="P4"><text:tab/><text:tab/>&lt;/ul&gt;</text:p>
            <text:p text:style-name="P4"/>
            <text:p text:style-name="P4">width assumes parent container's width</text:p>
          </table:table-cell>
        </table:table-row>
        <table:table-row table:style-name="Table4.1">
          <table:table-cell table:style-name="Table4.A1" office:value-type="string">
            <text:list xml:id="list33423571" text:continue-numbering="true" text:style-name="WWNum4">
              <text:list-item>
                <text:list>
                  <text:list-item>
                    <text:p text:style-name="P10"><text:span text:style-name="T2">dl</text:span></text:p>
                  </text:list-item>
                </text:list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4">&lt;dl style="width: auto; background-color: pink"&gt; what is dl&lt;/dl&gt;</text:p>
            <text:p text:style-name="P4">width assumes parent container's width</text:p>
          </table:table-cell>
        </table:table-row>
        <table:table-row table:style-name="Table4.1">
          <table:table-cell table:style-name="Table4.A1" office:value-type="string">
            <text:list xml:id="list33397714" text:continue-numbering="true" text:style-name="WWNum4">
              <text:list-item>
                <text:p text:style-name="P10"><text:span text:style-name="T2">input (email)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&lt;p&gt;Lorem ipsum dolor sit amet, consectetur adipisicing elit, sed do eiusmod</text:p>
            <text:p text:style-name="P4"><text:tab/><text:tab/>tempor incididunt &lt;input type="email" name="email address"&gt; laborum.&lt;/p&gt;</text:p>
            <text:p text:style-name="P4">width assumes default width</text:p>
          </table:table-cell>
        </table:table-row>
        <table:table-row table:style-name="Table4.1">
          <table:table-cell table:style-name="Table4.A1" office:value-type="string">
            <text:list xml:id="list33408875" text:continue-numbering="true" text:style-name="WWNum4">
              <text:list-item>
                <text:p text:style-name="P10"><text:span text:style-name="T2">select</text:span></text:p>
              </text:list-item>
            </text:list>
          </table:table-cell>
          <table:table-cell table:style-name="Table4.A1" office:value-type="string">
            <text:p text:style-name="P3"><text:span text:style-name="T6">Inline</text:span></text:p>
          </table:table-cell>
          <table:table-cell table:style-name="Table4.A1" office:value-type="string">
            <text:p text:style-name="P4">&lt;p&gt;Lorem ipsum dolor &lt;select&gt;select&lt;/select&gt; sit amet, consectetur adipisicing elit, sed do eiusmod</text:p>
            <text:p text:style-name="P4"><text:tab/><text:tab/>tempor incididunt &lt;input type="email" name="email address"&gt; laborum.&lt;/p&gt;</text:p>
            <text:p text:style-name="P4">width assumes default width</text:p>
          </table:table-cell>
        </table:table-row>
        <table:table-row table:style-name="Table4.1">
          <table:table-cell table:style-name="Table4.A1" office:value-type="string">
            <text:list xml:id="list33403216" text:continue-numbering="true" text:style-name="WWNum4">
              <text:list-item>
                <text:p text:style-name="P10"><text:span text:style-name="T2">footer</text:span></text:p>
              </text:list-item>
            </text:list>
          </table:table-cell>
          <table:table-cell table:style-name="Table4.A1" office:value-type="string">
            <text:p text:style-name="P3"><text:span text:style-name="T6">Block</text:span></text:p>
          </table:table-cell>
          <table:table-cell table:style-name="Table4.A1" office:value-type="string">
            <text:p text:style-name="P4">&lt;footer style="width: 300px; margin: 0 auto; background-color: pink"&gt;THIS IS THE FOOTER!!!&lt;/footer&gt;</text:p>
          </table:table-cell>
        </table:table-row>
      </table:table>
      <text:p text:style-name="P1"/>
      <text:p text:style-name="P1"/>
      <text:p text:style-name="P1"/>
      <text:p text:style-name="P15"/>
      <text:list xml:id="list33408583" text:continue-list="list33399852" text:style-name="WWNum2">
        <text:list-item>
          <text:p text:style-name="P6"><text:span text:style-name="T2">Adjusting its height</text:span></text:p>
        </text:list-item>
      </text:list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"><text:span text:style-name="T5">Element</text:span></text:p>
          </table:table-cell>
          <table:table-cell table:style-name="Table5.A1" office:value-type="string">
            <text:p text:style-name="P3"><text:span text:style-name="T5">Display (inline or block)</text:span></text:p>
          </table:table-cell>
          <table:table-cell table:style-name="Table5.A1" office:value-type="string">
            <text:p text:style-name="P3"><text:span text:style-name="T5">Test Code</text:span></text:p>
          </table:table-cell>
        </table:table-row>
        <table:table-row table:style-name="Table5.1">
          <table:table-cell table:style-name="Table5.A1" office:value-type="string">
            <text:list xml:id="list5891935801813279905" text:style-name="WWNum5">
              <text:list-item>
                <text:p text:style-name="P11"><text:span text:style-name="T2">header</text:span></text:p>
              </text:list-item>
            </text:list>
          </table:table-cell>
          <table:table-cell table:style-name="Table5.A1" office:value-type="string">
            <text:p text:style-name="P4">block</text:p>
          </table:table-cell>
          <table:table-cell table:style-name="Table5.A1" office:value-type="string">
            <text:p text:style-name="P4">&lt;header style="height: 300px; margin: 0 auto; background-color: pink"&gt;THIS IS THE HEADER!!!&lt;/header&gt;</text:p>
            <text:p text:style-name="P4">Height changes</text:p>
          </table:table-cell>
        </table:table-row>
        <table:table-row table:style-name="Table5.1">
          <table:table-cell table:style-name="Table5.A1" office:value-type="string">
            <text:list xml:id="list33424740" text:continue-numbering="true" text:style-name="WWNum5">
              <text:list-item>
                <text:p text:style-name="P11"><text:span text:style-name="T2">span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span style="height: 300px; margin: 0 auto; background-color: pink"&gt;SPAN&lt;/span&gt;</text:p>
            <text:p text:style-name="P4">Height didn't change</text:p>
          </table:table-cell>
        </table:table-row>
        <table:table-row table:style-name="Table5.1">
          <table:table-cell table:style-name="Table5.A1" office:value-type="string">
            <text:list xml:id="list33401913" text:continue-numbering="true" text:style-name="WWNum5">
              <text:list-item>
                <text:p text:style-name="P11"><text:span text:style-name="T2">a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a style="height: 300px; margin: 0 auto; background-color: pink" <text:soft-page-break/>href="#"&gt;AAAAA&lt;/a&gt;</text:p>
            <text:p text:style-name="P4">Height didnt change</text:p>
          </table:table-cell>
        </table:table-row>
        <table:table-row table:style-name="Table5.1">
          <table:table-cell table:style-name="Table5.A1" office:value-type="string">
            <text:list xml:id="list33403050" text:continue-numbering="true" text:style-name="WWNum5">
              <text:list-item>
                <text:p text:style-name="P11"><text:span text:style-name="T2">button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button style="height: 300px; margin: 0 auto; background-color: pink"&gt;BUTTON&lt;/button&gt;</text:p>
            <text:p text:style-name="P4">Height changed</text:p>
          </table:table-cell>
        </table:table-row>
        <table:table-row table:style-name="Table5.1">
          <table:table-cell table:style-name="Table5.A1" office:value-type="string">
            <text:list xml:id="list33425464" text:continue-numbering="true" text:style-name="WWNum5">
              <text:list-item>
                <text:p text:style-name="P11"><text:span text:style-name="T2">img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img src="https://lorempixel.com/200/200" alt="image"&gt;</text:p>
            <text:p text:style-name="P4">Height changes when specified</text:p>
          </table:table-cell>
        </table:table-row>
        <table:table-row table:style-name="Table5.1">
          <table:table-cell table:style-name="Table5.A1" office:value-type="string">
            <text:list xml:id="list33399774" text:continue-numbering="true" text:style-name="WWNum5">
              <text:list-item>
                <text:p text:style-name="P11"><text:span text:style-name="T2">input (checkbox)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input type="checkbox" name="" style="height: 300px; margin: 0 auto; background-color: pink"&gt;</text:p>
            <text:p text:style-name="P4">Height changes when specified</text:p>
          </table:table-cell>
        </table:table-row>
        <table:table-row table:style-name="Table5.1">
          <table:table-cell table:style-name="Table5.A1" office:value-type="string">
            <text:list xml:id="list33404711" text:continue-numbering="true" text:style-name="WWNum5">
              <text:list-item>
                <text:p text:style-name="P11"><text:span text:style-name="T2">sub</text:span></text:p>
              </text:list-item>
            </text:list>
          </table:table-cell>
          <table:table-cell table:style-name="Table5.A1" office:value-type="string">
            <text:p text:style-name="P4">inline</text:p>
          </table:table-cell>
          <table:table-cell table:style-name="Table5.A1" office:value-type="string">
            <text:p text:style-name="P4">&lt;p&gt;Lorem ipsum dolor sit amet, consectetur adipisicing elit, sed do eiusmod</text:p>
            <text:p text:style-name="P4"><text:tab/><text:tab/>tempor incididunt ut labore et dolore magna aliqua. Excepteur sint occaecat cupidatat non</text:p>
            <text:p text:style-name="P4"><text:tab/><text:tab/>proident, &lt;sub style="height: 300px; margin: 0 auto; background-color: pink"&gt;ins what is ins&lt;/sub&gt; sunt in culpa qui officia deserunt mollit anim id est laborum. &lt;/p&gt;</text:p>
            <text:p text:style-name="P4">Does not change height</text:p>
          </table:table-cell>
        </table:table-row>
        <table:table-row table:style-name="Table5.1">
          <table:table-cell table:style-name="Table5.A1" office:value-type="string">
            <text:list xml:id="list33399563" text:continue-numbering="true" text:style-name="WWNum5">
              <text:list-item>
                <text:p text:style-name="P11"><text:span text:style-name="T2">fieldset</text:span></text:p>
              </text:list-item>
            </text:list>
          </table:table-cell>
          <table:table-cell table:style-name="Table5.A1" office:value-type="string">
            <text:p text:style-name="P4">bloc</text:p>
          </table:table-cell>
          <table:table-cell table:style-name="Table5.A1" office:value-type="string">
            <text:p text:style-name="P4">&lt;fieldset style="height: 300px; margin: 0 auto; background-color: pink"&gt;FIELD SET&lt;/fieldset&gt;</text:p>
            <text:p text:style-name="P4">Changes height</text:p>
          </table:table-cell>
        </table:table-row>
      </table:table>
      <text:p text:style-name="P1"/>
      <text:p text:style-name="P1"/>
      <text:list xml:id="list33400021" text:continue-list="list33408583" text:style-name="WWNum2">
        <text:list-item>
          <text:p text:style-name="P6"><text:span text:style-name="T2">Adjusting its width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3"><text:span text:style-name="T5">Element</text:span></text:p>
          </table:table-cell>
          <table:table-cell table:style-name="Table6.A1" office:value-type="string">
            <text:p text:style-name="P3"><text:span text:style-name="T5">Display (inline or block)</text:span></text:p>
          </table:table-cell>
          <table:table-cell table:style-name="Table6.A1" office:value-type="string">
            <text:p text:style-name="P3"><text:span text:style-name="T5">Test Code</text:span></text:p>
          </table:table-cell>
        </table:table-row>
        <table:table-row table:style-name="Table6.1">
          <table:table-cell table:style-name="Table6.A1" office:value-type="string">
            <text:list xml:id="list4953015914985106239" text:style-name="WWNum6">
              <text:list-item>
                <text:p text:style-name="P12"><text:span text:style-name="T2">h5</text:span>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h5 style="width: auto; margin: 0 auto; background-color: pink"&gt;THIS IS H5!!!!&lt;/h5&gt;</text:p>
            <text:p text:style-name="P4">dependent on parent containe​</text:p>
          </table:table-cell>
        </table:table-row>
        <table:table-row table:style-name="Table6.1">
          <table:table-cell table:style-name="Table6.A1" office:value-type="string">
            <text:list xml:id="list33417988" text:continue-numbering="true" text:style-name="WWNum6">
              <text:list-item>
                <text:p text:style-name="P12"><text:span text:style-name="T2">q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q style="width: auto; margin: 0 auto; background-color: pink"&gt;QQQQQQQQQ&lt;/q&gt;</text:p>
            <text:p text:style-name="P4">Width if not specified is dependent on content width</text:p>
          </table:table-cell>
        </table:table-row>
        <table:table-row table:style-name="Table6.1">
          <table:table-cell table:style-name="Table6.A1" office:value-type="string">
            <text:list xml:id="list33399296" text:continue-numbering="true" text:style-name="WWNum6">
              <text:list-item>
                <text:p text:style-name="P12"><text:span text:style-name="T2">del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del style="width: auto; margin: 0 auto; background-color: pink"&gt;DEL DEL DEL&lt;/del&gt;</text:p>
            <text:p text:style-name="P4"><text:soft-page-break/>Width if not specified is dependent on content width</text:p>
          </table:table-cell>
        </table:table-row>
        <table:table-row table:style-name="Table6.1">
          <table:table-cell table:style-name="Table6.A1" office:value-type="string">
            <text:list xml:id="list33414120" text:continue-numbering="true" text:style-name="WWNum6">
              <text:list-item>
                <text:p text:style-name="P12"><text:span text:style-name="T2">aside</text:span></text:p>
              </text:list-item>
            </text:list>
          </table:table-cell>
          <table:table-cell table:style-name="Table6.A1" office:value-type="string">
            <text:p text:style-name="P4">Block </text:p>
          </table:table-cell>
          <table:table-cell table:style-name="Table6.A1" office:value-type="string">
            <text:p text:style-name="P4">&lt;aside style="width: 80%; margin: 0 auto; background-color: pink"&gt;ASIDE ASIDE&lt;/aside&gt;</text:p>
            <text:p text:style-name="P4"/>
            <text:p text:style-name="P4">Width can be specified</text:p>
          </table:table-cell>
        </table:table-row>
        <table:table-row table:style-name="Table6.1">
          <table:table-cell table:style-name="Table6.A1" office:value-type="string">
            <text:list xml:id="list33415001" text:continue-numbering="true" text:style-name="WWNum6">
              <text:list-item>
                <text:p text:style-name="P12"><text:span text:style-name="T2">figure</text:span>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figure style="width: 80%; margin: 0 auto; background-color: pink"&gt;figure figure&lt;/figure&gt;</text:p>
            <text:p text:style-name="P4"/>
            <text:p text:style-name="P4">Width can be specified</text:p>
          </table:table-cell>
        </table:table-row>
        <table:table-row table:style-name="Table6.1">
          <table:table-cell table:style-name="Table6.A1" office:value-type="string">
            <text:list xml:id="list33396858" text:continue-numbering="true" text:style-name="WWNum6">
              <text:list-item>
                <text:p text:style-name="P12"><text:span text:style-name="T2">input (submit)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input type="submit" name="Submit" style="width: auto; margin: 0 auto; background-color: pink"&gt;</text:p>
            <text:p text:style-name="P4">Width can change</text:p>
          </table:table-cell>
        </table:table-row>
        <table:table-row table:style-name="Table6.1">
          <table:table-cell table:style-name="Table6.A1" office:value-type="string">
            <text:list xml:id="list33414632" text:continue-numbering="true" text:style-name="WWNum6">
              <text:list-item>
                <text:p text:style-name="P12"><text:span text:style-name="T2">h3</text:span></text:p>
              </text:list-item>
            </text:list>
          </table:table-cell>
          <table:table-cell table:style-name="Table6.A1" office:value-type="string">
            <text:p text:style-name="P4">block</text:p>
          </table:table-cell>
          <table:table-cell table:style-name="Table6.A1" office:value-type="string">
            <text:p text:style-name="P4">&lt;h3 style="width: 70%; margin: 0 auto; background-color: pink"&gt;H3 H3 H3&lt;/h3&gt;</text:p>
            <text:p text:style-name="P4">Width can change</text:p>
          </table:table-cell>
        </table:table-row>
        <table:table-row table:style-name="Table6.1">
          <table:table-cell table:style-name="Table6.A1" office:value-type="string">
            <text:list xml:id="list33409435" text:continue-numbering="true" text:style-name="WWNum6">
              <text:list-item>
                <text:p text:style-name="P12"><text:span text:style-name="T2">small</text:span></text:p>
              </text:list-item>
            </text:list>
          </table:table-cell>
          <table:table-cell table:style-name="Table6.A1" office:value-type="string">
            <text:p text:style-name="P4">inline</text:p>
          </table:table-cell>
          <table:table-cell table:style-name="Table6.A1" office:value-type="string">
            <text:p text:style-name="P4">&lt;p&gt;test test </text:p>
            <text:p text:style-name="P4"><text:tab/><text:tab/>&lt;small style="width: 300px; margin: 0 auto; background-color: pink"&gt;small&lt;/small&gt; test test&lt;/p&gt;</text:p>
            <text:p text:style-name="P4">Width does not change</text:p>
          </table:table-cell>
        </table:table-row>
      </table:table>
      <text:p text:style-name="P1"/>
      <text:p text:style-name="P15"/>
      <text:list xml:id="list33417018" text:continue-list="list33400021" text:style-name="WWNum2">
        <text:list-item>
          <text:p text:style-name="P6"><text:span text:style-name="T2">Adding padding on all sides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3"><text:span text:style-name="T5">Element</text:span></text:p>
          </table:table-cell>
          <table:table-cell table:style-name="Table7.A1" office:value-type="string">
            <text:p text:style-name="P3"><text:span text:style-name="T5">Display (inline or block)</text:span></text:p>
          </table:table-cell>
          <table:table-cell table:style-name="Table7.A1" office:value-type="string">
            <text:p text:style-name="P3"><text:span text:style-name="T5">Test Code</text:span></text:p>
          </table:table-cell>
        </table:table-row>
        <table:table-row table:style-name="Table7.1">
          <table:table-cell table:style-name="Table7.A1" office:value-type="string">
            <text:list xml:id="list5151221811476776655" text:style-name="WWNum7">
              <text:list-item>
                <text:p text:style-name="P13"><text:span text:style-name="T2">h6</text:span></text:p>
              </text:list-item>
            </text:list>
          </table:table-cell>
          <table:table-cell table:style-name="Table7.A1" office:value-type="string">
            <text:p text:style-name="P4">bloc</text:p>
          </table:table-cell>
          <table:table-cell table:style-name="Table7.A1" office:value-type="string">
            <text:p text:style-name="P4">&lt;h6 style="width: 300px; padding: 30px; margin: 0 auto; background-color: pink"&gt;small&lt;/h6&gt;</text:p>
          </table:table-cell>
        </table:table-row>
        <table:table-row table:style-name="Table7.1">
          <table:table-cell table:style-name="Table7.A1" office:value-type="string">
            <text:list xml:id="list33418790" text:continue-numbering="true" text:style-name="WWNum7">
              <text:list-item>
                <text:p text:style-name="P13"><text:span text:style-name="T2">ol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ol style="width: 300px; padding: 30px; margin: 0 auto; background-color: pink"&gt;</text:p>
            <text:p text:style-name="P4"><text:tab/><text:tab/><text:tab/>&lt;li&gt;1&lt;/li&gt;</text:p>
            <text:p text:style-name="P4"><text:tab/><text:tab/><text:tab/>&lt;li&gt;2&lt;/li&gt;</text:p>
            <text:p text:style-name="P4"><text:tab/><text:tab/><text:tab/>&lt;li&gt;3&lt;/li&gt;<text:tab/><text:tab/><text:tab/></text:p>
            <text:p text:style-name="P4"><text:tab/><text:tab/>&lt;/ol&gt;</text:p>
            <text:p text:style-name="P4">Padding added on all sides</text:p>
          </table:table-cell>
        </table:table-row>
        <table:table-row table:style-name="Table7.1">
          <table:table-cell table:style-name="Table7.A1" office:value-type="string">
            <text:list xml:id="list33420343" text:continue-numbering="true" text:style-name="WWNum7">
              <text:list-item>
                <text:p text:style-name="P13"><text:span text:style-name="T2">hr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hr style="width: 300px; padding: 30px; margin: 0 auto; background-color: pink"&gt;</text:p>
            <text:p text:style-name="P4">Padding added on all sides</text:p>
          </table:table-cell>
        </table:table-row>
        <table:table-row table:style-name="Table7.1">
          <table:table-cell table:style-name="Table7.A1" office:value-type="string">
            <text:list xml:id="list33399540" text:continue-numbering="true" text:style-name="WWNum7">
              <text:list-item>
                <text:p text:style-name="P13"><text:span text:style-name="T2">p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p style="width: 300px; <text:soft-page-break/>padding: 30px; margin: 0 auto; background-color: pink"&gt;Lorem ipsum dolor sit amet, consectetur adipisicing elit, sed do eiusmod</text:p>
            <text:p text:style-name="P4"><text:tab/><text:tab/>tempor incididunt ut labore et dolore magna aliqua.&lt;/p&gt; </text:p>
            <text:p text:style-name="P4">Padding added on all sides</text:p>
          </table:table-cell>
        </table:table-row>
        <table:table-row table:style-name="Table7.1">
          <table:table-cell table:style-name="Table7.A1" office:value-type="string">
            <text:list xml:id="list33415076" text:continue-numbering="true" text:style-name="WWNum7">
              <text:list-item>
                <text:p text:style-name="P13"><text:span text:style-name="T2">div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div style="width: 300px; padding: 30px; margin: 0 auto; background-color: pink"&gt;small&lt;/div&gt;</text:p>
            <text:p text:style-name="P4">Padding added on all sides</text:p>
          </table:table-cell>
        </table:table-row>
        <table:table-row table:style-name="Table7.1">
          <table:table-cell table:style-name="Table7.A1" office:value-type="string">
            <text:list xml:id="list33418204" text:continue-numbering="true" text:style-name="WWNum7">
              <text:list-item>
                <text:p text:style-name="P13"><text:span text:style-name="T2">input (number)</text:span></text:p>
              </text:list-item>
            </text:list>
          </table:table-cell>
          <table:table-cell table:style-name="Table7.A1" office:value-type="string">
            <text:p text:style-name="P4">inline</text:p>
          </table:table-cell>
          <table:table-cell table:style-name="Table7.A1" office:value-type="string">
            <text:p text:style-name="P4"/>
            <text:p text:style-name="P4">&lt;p&gt;test test&lt;/p&gt;</text:p>
            <text:p text:style-name="P4"><text:tab/><text:tab/>&lt;input type="number" name="number" style="width: auto; padding: 30px; margin: 0 auto; background-color: pink"&gt;number&lt;/input&gt; </text:p>
            <text:p text:style-name="P4"><text:tab/><text:tab/>&lt;p&gt;test test&lt;/p&gt;</text:p>
            <text:p text:style-name="P4">Pad added to top and bottom as <text:s/>well</text:p>
          </table:table-cell>
        </table:table-row>
        <table:table-row table:style-name="Table7.1">
          <table:table-cell table:style-name="Table7.A1" office:value-type="string">
            <text:list xml:id="list33417609" text:continue-numbering="true" text:style-name="WWNum7">
              <text:list-item>
                <text:p text:style-name="P13"><text:span text:style-name="T2">ul</text:span></text:p>
              </text:list-item>
            </text:list>
          </table:table-cell>
          <table:table-cell table:style-name="Table7.A1" office:value-type="string">
            <text:p text:style-name="P4">block</text:p>
          </table:table-cell>
          <table:table-cell table:style-name="Table7.A1" office:value-type="string">
            <text:p text:style-name="P4">&lt;ul style="width: 300px; padding: 30px; margin: 0 auto; background-color: pink"&gt;</text:p>
            <text:p text:style-name="P4"><text:tab/><text:tab/><text:tab/>&lt;li&gt;1&lt;/li&gt;</text:p>
            <text:p text:style-name="P4"><text:tab/><text:tab/><text:tab/>&lt;li&gt;2&lt;/li&gt;</text:p>
            <text:p text:style-name="P4"><text:tab/><text:tab/><text:tab/>&lt;li&gt;3&lt;/li&gt;<text:tab/><text:tab/><text:tab/></text:p>
            <text:p text:style-name="P4"><text:tab/><text:tab/>&lt;/ul&gt;</text:p>
            <text:p text:style-name="P4"><text:bookmark text:name="_GoBack"/>Padding added on all sides</text:p>
          </table:table-cell>
        </table:table-row>
        <table:table-row table:style-name="Table7.1">
          <table:table-cell table:style-name="Table7.A1" office:value-type="string">
            <text:list xml:id="list33426928" text:continue-numbering="true" text:style-name="WWNum7">
              <text:list-item>
                <text:p text:style-name="P13"><text:span text:style-name="T2">table</text:span></text:p>
              </text:list-item>
            </text:list>
          </table:table-cell>
          <table:table-cell table:style-name="Table7.A1" office:value-type="string">
            <text:p text:style-name="P4">inline</text:p>
          </table:table-cell>
          <table:table-cell table:style-name="Table7.A1" office:value-type="string">
            <text:p text:style-name="P4"><text:tab/><text:tab/>&lt;p&gt;test test&lt;/p&gt;</text:p>
            <text:p text:style-name="P4"><text:tab/><text:tab/>&lt;table style="width: auto; padding: 30px; margin: 0 auto; background-color: pink"&gt;</text:p>
            <text:p text:style-name="P4"><text:tab/><text:tab/><text:tab/>&lt;th&gt; head&lt;/th&gt;</text:p>
            <text:p text:style-name="P4"><text:tab/><text:tab/><text:tab/>&lt;td&gt;1&lt;/td&gt;</text:p>
            <text:p text:style-name="P4"><text:tab/><text:tab/><text:tab/>&lt;td&gt;3&lt;/td&gt;</text:p>
            <text:p text:style-name="P4"><text:tab/><text:tab/><text:tab/>&lt;td&gt;3&lt;/td&gt;</text:p>
            <text:p text:style-name="P4"><text:tab/><text:tab/><text:tab/>&lt;td&gt;4&lt;/td&gt;</text:p>
            <text:p text:style-name="P4"><text:tab/><text:tab/>&lt;/table&gt;</text:p>
            <text:p text:style-name="P4"><text:tab/><text:tab/>&lt;p&gt;test <text:soft-page-break/>test&lt;/p&gt;</text:p>
            <text:p text:style-name="P4">Pad added to top and bottom as <text:s/>well</text:p>
          </table:table-cell>
        </table:table-row>
      </table:table>
      <text:p text:style-name="P15"/>
      <text:list xml:id="list33422117" text:continue-list="list33417018" text:style-name="WWNum2">
        <text:list-item>
          <text:p text:style-name="P6"><text:span text:style-name="T2">Adding margin on all sides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"><text:span text:style-name="T5">Element</text:span></text:p>
          </table:table-cell>
          <table:table-cell table:style-name="Table8.A1" office:value-type="string">
            <text:p text:style-name="P3"><text:span text:style-name="T5">Display (inline or block)</text:span></text:p>
          </table:table-cell>
          <table:table-cell table:style-name="Table8.A1" office:value-type="string">
            <text:p text:style-name="P3"><text:span text:style-name="T5">Test Code</text:span></text:p>
          </table:table-cell>
        </table:table-row>
        <table:table-row table:style-name="Table8.1">
          <table:table-cell table:style-name="Table8.A2" office:value-type="string">
            <text:list xml:id="list5480406059605651942" text:style-name="WWNum8">
              <text:list-item>
                <text:p text:style-name="P14"><text:span text:style-name="T2">dt</text:span></text:p>
              </text:list-item>
            </text:list>
          </table:table-cell>
          <table:table-cell table:style-name="Table8.A2" office:value-type="string">
            <text:p text:style-name="P4">Block </text:p>
          </table:table-cell>
          <table:table-cell table:style-name="Table8.A2" office:value-type="string">
            <text:p text:style-name="P4">&lt;dt style="width: auto; padding: 10px; margin: 50px; background-color: pink"&gt; DT&lt;/dt&gt;</text:p>
            <text:p text:style-name="P4">Margin added on all sides</text:p>
          </table:table-cell>
        </table:table-row>
        <table:table-row table:style-name="Table8.1">
          <table:table-cell table:style-name="Table8.A2" office:value-type="string">
            <text:list xml:id="list33410106" text:continue-numbering="true" text:style-name="WWNum8">
              <text:list-item>
                <text:p text:style-name="P14"><text:span text:style-name="T2">dd</text:span></text:p>
              </text:list-item>
            </text:list>
          </table:table-cell>
          <table:table-cell table:style-name="Table8.A2" office:value-type="string">
            <text:p text:style-name="P4">Bl;ock </text:p>
          </table:table-cell>
          <table:table-cell table:style-name="Table8.A2" office:value-type="string">
            <text:p text:style-name="P4">&lt;dd style="width: auto; padding: 10px; margin: 50px; background-color: pink"&gt; DD&lt;/dd&gt;</text:p>
            <text:p text:style-name="P4">Margin added on all sides</text:p>
          </table:table-cell>
        </table:table-row>
        <table:table-row table:style-name="Table8.1">
          <table:table-cell table:style-name="Table8.A2" office:value-type="string">
            <text:list xml:id="list33412880" text:continue-numbering="true" text:style-name="WWNum8">
              <text:list-item>
                <text:p text:style-name="P14"><text:span text:style-name="T2">input (radio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input type="radio" <text:s/>name="radio" style="width: auto; padding: 10px; margin: 50px; background-color: pink"&gt; RADIO&lt;/input&gt;</text:p>
            <text:p text:style-name="P4">Margin added on all sides</text:p>
          </table:table-cell>
        </table:table-row>
        <table:table-row table:style-name="Table8.1">
          <table:table-cell table:style-name="Table8.A2" office:value-type="string">
            <text:list xml:id="list33399752" text:continue-numbering="true" text:style-name="WWNum8">
              <text:list-item>
                <text:p text:style-name="P14"><text:span text:style-name="T2">textarea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textarea style="width: auto; padding: 10px; margin: 50px; background-color: pink"&gt; testarea&lt;/textarea&gt;</text:p>
            <text:p text:style-name="P4">Margin added on all sides</text:p>
          </table:table-cell>
        </table:table-row>
        <table:table-row table:style-name="Table8.1">
          <table:table-cell table:style-name="Table8.A2" office:value-type="string">
            <text:list xml:id="list33423274" text:continue-numbering="true" text:style-name="WWNum8">
              <text:list-item>
                <text:p text:style-name="P14"><text:span text:style-name="T2">input (text)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input type="text" <text:s/>name="textarea" style="width: auto; padding: 10px; margin: 50px; background-color: pink"&gt; text&lt;/input&gt;</text:p>
            <text:p text:style-name="P4">Margin added on all sides</text:p>
          </table:table-cell>
        </table:table-row>
        <table:table-row table:style-name="Table8.1">
          <table:table-cell table:style-name="Table8.A2" office:value-type="string">
            <text:list xml:id="list33409233" text:continue-numbering="true" text:style-name="WWNum8">
              <text:list-item>
                <text:p text:style-name="P14"><text:span text:style-name="T2">input (file)</text:span></text:p>
              </text:list-item>
            </text:list>
          </table:table-cell>
          <table:table-cell table:style-name="Table8.A2" office:value-type="string">
            <text:p text:style-name="P4">Inline </text:p>
          </table:table-cell>
          <table:table-cell table:style-name="Table8.A2" office:value-type="string">
            <text:p text:style-name="P4">&lt;input type="file" <text:s/>name="file" style="width: auto; padding: 10px; margin: 50px; background-color: pink"&gt; file&lt;/input&gt;</text:p>
            <text:p text:style-name="P4">Margin added on all sides</text:p>
          </table:table-cell>
        </table:table-row>
        <table:table-row table:style-name="Table8.1">
          <table:table-cell table:style-name="Table8.A2" office:value-type="string">
            <text:list xml:id="list33402409" text:continue-numbering="true" text:style-name="WWNum8">
              <text:list-item>
                <text:p text:style-name="P14"><text:span text:style-name="T2">article</text:span></text:p>
              </text:list-item>
            </text:list>
          </table:table-cell>
          <table:table-cell table:style-name="Table8.A2" office:value-type="string">
            <text:p text:style-name="P4">Block </text:p>
          </table:table-cell>
          <table:table-cell table:style-name="Table8.A2" office:value-type="string">
            <text:p text:style-name="P4"><text:tab/><text:tab/>&lt;article style="width: auto; padding: 10px; margin: 50px; background-color: pink"&gt; ARTICLE&lt;/article&gt;</text:p>
            <text:p text:style-name="P4">Margin added on all sides</text:p>
          </table:table-cell>
        </table:table-row>
        <table:table-row table:style-name="Table8.1">
          <table:table-cell table:style-name="Table8.A2" office:value-type="string">
            <text:list xml:id="list33420845" text:continue-numbering="true" text:style-name="WWNum8">
              <text:list-item>
                <text:p text:style-name="P14"><text:span text:style-name="T2">figcaption</text:span></text:p>
              </text:list-item>
            </text:list>
          </table:table-cell>
          <table:table-cell table:style-name="Table8.A2" office:value-type="string">
            <text:p text:style-name="P4">Block </text:p>
          </table:table-cell>
          <table:table-cell table:style-name="Table8.A2" office:value-type="string">
            <text:p text:style-name="P4"/>
            <text:p text:style-name="P4">&lt;figcaption style="width: auto; padding: 10px; margin: 50px; background-color: pink"&gt; figcaption&lt;/figcaption&gt;</text:p>
            <text:p text:style-name="P4">Margin added on all sides</text:p>
          </table:table-cell>
        </table:table-row>
        <table:table-row table:style-name="Table8.1">
          <table:table-cell table:style-name="Table8.A2" office:value-type="string">
            <text:list xml:id="list33408682" text:continue-numbering="true" text:style-name="WWNum8">
              <text:list-item>
                <text:p text:style-name="P14"><text:span text:style-name="T2">label</text:span></text:p>
              </text:list-item>
            </text:list>
          </table:table-cell>
          <table:table-cell table:style-name="Table8.A2" office:value-type="string">
            <text:p text:style-name="P4">inline</text:p>
          </table:table-cell>
          <table:table-cell table:style-name="Table8.A2" office:value-type="string">
            <text:p text:style-name="P4">&lt;label style="width: auto; padding: 10px; margin: 50px; background-color: pink"&gt; label&lt;/label&gt;</text:p>
            <text:p text:style-name="P4">No margin added to top and <text:soft-page-break/>button</text:p>
          </table:table-cell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left="0in" fo:margin-right="0in" fo:margin-top="0in" fo:margin-bottom="0in" fo:line-height="100%" fo:text-align="start" style:justify-single-word="false" fo:keep-together="auto" fo:orphans="2" fo:widows="2" fo:text-indent="0in" style:auto-text-indent="false" fo:background-color="#ffffff" fo:padding="0in" fo:border="none" fo:keep-with-next="auto" style:writing-mode="lr-tb">
        <style:background-image/>
      </style:paragraph-properties>
      <style:text-properties fo:color="#000000" style:text-position="0% 100%" style:font-name="Calibri" fo:font-size="10pt" fo:language="en" fo:country="US" style:text-underline-style="none" style:font-name-asian="Calibri1" style:font-size-asian="10pt" style:font-name-complex="Calibri1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.0835in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25in" fo:margin-bottom="0.0555in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1945in" fo:margin-bottom="0.0555in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665in" fo:margin-bottom="0.028in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528in" fo:margin-bottom="0.028in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Text_20_body" style:default-outline-level="6" style:list-style-name="" style:class="text">
      <style:paragraph-properties fo:margin-top="0.139in" fo:margin-bottom="0.028in" fo:keep-together="always" fo:keep-with-next="always"/>
      <style:text-properties fo:font-size="10pt" fo:font-weight="bold" style:font-size-asian="10pt" style:font-weight-asian="bold" style:font-size-complex="10pt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25in" fo:margin-bottom="0.0555in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3335in" fo:margin-bottom="0.0835in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>
          <style:list-level-label-alignment text:label-followed-by="listtab" fo:text-indent="-0.2917in" fo:margin-left="0.875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>
          <style:list-level-label-alignment text:label-followed-by="listtab" fo:text-indent="-0.2917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53in" fo:margin-left="0.2953in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53in" fo:margin-left="0.2953in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53in" fo:margin-left="0.2953in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53in" fo:margin-left="0.2953in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53in" fo:margin-left="0.2953in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953in" fo:margin-left="0.2953in"/>
        </style:list-level-properties>
      </text:list-level-style-number>
      <text:list-level-style-bullet text:level="2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◦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▪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472in" fo:page-height="13in" style:num-format="1" style:print-orientation="portrait" fo:margin-top="1in" fo:margin-bottom="1in" fo:margin-left="1.25in" fo:margin-right="1.25in" style:writing-mode="lr-tb" style:layout-grid-color="#c0c0c0" style:layout-grid-lines="27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9T12:10:08</meta:creation-date>
    <meta:initial-creator>tuitt Philippines</meta:initial-creator>
    <dc:date>2017-12-05T13:22:50.89</dc:date>
    <meta:generator>OpenOffice/4.1.2$Win32 OpenOffice.org_project/412m3$Build-9782</meta:generator>
    <meta:editing-duration>PT2H18M53S</meta:editing-duration>
    <meta:editing-cycles>3</meta:editing-cycles>
    <meta:document-statistic meta:table-count="8" meta:image-count="0" meta:object-count="0" meta:page-count="8" meta:paragraph-count="277" meta:word-count="1247" meta:character-count="8730"/>
    <meta:user-defined meta:name="LinksUpToDate" meta:value-type="boolean">false</meta:user-defined>
    <meta:user-defined meta:name="ScaleCrop" meta:value-type="boolean">false</meta:user-defined>
  </office:meta>
</office:document-meta>
</file>